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4" table:default-cell-style-name="Default"/>
        <table:table-column table:style-name="co1" table:number-columns-repeated="3" table:default-cell-style-name="ce5"/>
        <table:table-row table:style-name="ro1">
          <table:table-cell office:value-type="string" calcext:value-type="string">
            <text:p>dt [ns]</text:p>
          </table:table-cell>
          <table:table-cell table:style-name="ce1" office:value-type="string" calcext:value-type="string" table:number-columns-spanned="3" table:number-rows-spanned="1">
            <text:p>vpp</text:p>
          </table:table-cell>
          <table:covered-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dt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d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1.01" calcext:value-type="float">
            <text:p>1,01</text:p>
          </table:table-cell>
          <table:table-cell table:style-name="ce2"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table:formula="of:=-360*[.D3]/((1/[.A3])*10^9)" office:value-type="float" office:value="-0" calcext:value-type="float">
            <text:p>0,00</text:p>
          </table:table-cell>
          <table:table-cell table:formula="of:=[.C3]/[.B3]" office:value-type="float" office:value="3.16831683168317" calcext:value-type="float">
            <text:p>3,17</text:p>
          </table:table-cell>
          <table:table-cell table:formula="of:=20*LOG([.F3])" office:value-type="float" office:value="10.0165720907453" calcext:value-type="float">
            <text:p>10,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table:formula="of:=-360*[.D4]/((1/[.A4])*10^9)" office:value-type="float" office:value="-0" calcext:value-type="float">
            <text:p>0,00</text:p>
          </table:table-cell>
          <table:table-cell table:formula="of:=[.C4]/[.B4]" office:value-type="float" office:value="3.14" calcext:value-type="float">
            <text:p>3,14</text:p>
          </table:table-cell>
          <table:table-cell table:formula="of:=20*LOG([.F4])" office:value-type="float" office:value="9.9385929614643" calcext:value-type="float">
            <text:p>9,9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table:formula="of:=-360*[.D5]/((1/[.A5])*10^9)" office:value-type="float" office:value="-0" calcext:value-type="float">
            <text:p>0,00</text:p>
          </table:table-cell>
          <table:table-cell table:formula="of:=[.C5]/[.B5]" office:value-type="float" office:value="3.14" calcext:value-type="float">
            <text:p>3,14</text:p>
          </table:table-cell>
          <table:table-cell table:formula="of:=20*LOG([.F5])" office:value-type="float" office:value="9.9385929614643" calcext:value-type="float">
            <text:p>9,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2" calcext:value-type="float">
            <text:p>0,992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table:formula="of:=-360*[.D6]/((1/[.A6])*10^9)" office:value-type="float" office:value="-0" calcext:value-type="float">
            <text:p>0,00</text:p>
          </table:table-cell>
          <table:table-cell table:formula="of:=[.C6]/[.B6]" office:value-type="float" office:value="3.16532258064516" calcext:value-type="float">
            <text:p>3,17</text:p>
          </table:table-cell>
          <table:table-cell table:formula="of:=20*LOG([.F6])" office:value-type="float" office:value="10.0083595183807" calcext:value-type="float">
            <text:p>10,0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92" calcext:value-type="float">
            <text:p>0,992</text:p>
          </table:table-cell>
          <table:table-cell office:value-type="float" office:value="3.13" calcext:value-type="float">
            <text:p>3,13</text:p>
          </table:table-cell>
          <table:table-cell office:value-type="float" office:value="0" calcext:value-type="float">
            <text:p>0</text:p>
          </table:table-cell>
          <table:table-cell table:formula="of:=-360*[.D7]/((1/[.A7])*10^9)" office:value-type="float" office:value="-0" calcext:value-type="float">
            <text:p>0,00</text:p>
          </table:table-cell>
          <table:table-cell table:formula="of:=[.C7]/[.B7]" office:value-type="float" office:value="3.15524193548387" calcext:value-type="float">
            <text:p>3,16</text:p>
          </table:table-cell>
          <table:table-cell table:formula="of:=20*LOG([.F7])" office:value-type="float" office:value="9.9806533078454" calcext:value-type="float">
            <text:p>9,9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984" calcext:value-type="float">
            <text:p>0,984</text:p>
          </table:table-cell>
          <table:table-cell office:value-type="float" office:value="3.13" calcext:value-type="float">
            <text:p>3,13</text:p>
          </table:table-cell>
          <table:table-cell office:value-type="float" office:value="0" calcext:value-type="float">
            <text:p>0</text:p>
          </table:table-cell>
          <table:table-cell table:formula="of:=-360*[.D8]/((1/[.A8])*10^9)" office:value-type="float" office:value="-0" calcext:value-type="float">
            <text:p>0,00</text:p>
          </table:table-cell>
          <table:table-cell table:formula="of:=[.C8]/[.B8]" office:value-type="float" office:value="3.18089430894309" calcext:value-type="float">
            <text:p>3,18</text:p>
          </table:table-cell>
          <table:table-cell table:formula="of:=20*LOG([.F8])" office:value-type="float" office:value="10.0509847823021" calcext:value-type="float">
            <text:p>10,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984" calcext:value-type="float">
            <text:p>0,984</text:p>
          </table:table-cell>
          <table:table-cell office:value-type="float" office:value="3.13" calcext:value-type="float">
            <text:p>3,13</text:p>
          </table:table-cell>
          <table:table-cell office:value-type="float" office:value="0" calcext:value-type="float">
            <text:p>0</text:p>
          </table:table-cell>
          <table:table-cell table:formula="of:=-360*[.D9]/((1/[.A9])*10^9)" office:value-type="float" office:value="-0" calcext:value-type="float">
            <text:p>0,00</text:p>
          </table:table-cell>
          <table:table-cell table:formula="of:=[.C9]/[.B9]" office:value-type="float" office:value="3.18089430894309" calcext:value-type="float">
            <text:p>3,18</text:p>
          </table:table-cell>
          <table:table-cell table:formula="of:=20*LOG([.F9])" office:value-type="float" office:value="10.0509847823021" calcext:value-type="float">
            <text:p>10,0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3.1" calcext:value-type="float">
            <text:p>3,1</text:p>
          </table:table-cell>
          <table:table-cell office:value-type="float" office:value="320" calcext:value-type="float">
            <text:p>320</text:p>
          </table:table-cell>
          <table:table-cell table:formula="of:=-360*[.D10]/((1/[.A10])*10^9)" office:value-type="float" office:value="-3.456" calcext:value-type="float">
            <text:p>-3,46</text:p>
          </table:table-cell>
          <table:table-cell table:formula="of:=[.C10]/[.B10]" office:value-type="float" office:value="3.17622950819672" calcext:value-type="float">
            <text:p>3,18</text:p>
          </table:table-cell>
          <table:table-cell table:formula="of:=20*LOG([.F10])" office:value-type="float" office:value="10.0382375233516" calcext:value-type="float">
            <text:p>10,0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3.1" calcext:value-type="float">
            <text:p>3,1</text:p>
          </table:table-cell>
          <table:table-cell office:value-type="float" office:value="400" calcext:value-type="float">
            <text:p>400</text:p>
          </table:table-cell>
          <table:table-cell table:formula="of:=-360*[.D11]/((1/[.A11])*10^9)" office:value-type="float" office:value="-8.64" calcext:value-type="float">
            <text:p>-8,64</text:p>
          </table:table-cell>
          <table:table-cell table:formula="of:=[.C11]/[.B11]" office:value-type="float" office:value="3.17622950819672" calcext:value-type="float">
            <text:p>3,18</text:p>
          </table:table-cell>
          <table:table-cell table:formula="of:=20*LOG([.F11])" office:value-type="float" office:value="10.0382375233516" calcext:value-type="float">
            <text:p>10,0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3.04" calcext:value-type="float">
            <text:p>3,04</text:p>
          </table:table-cell>
          <table:table-cell office:value-type="float" office:value="620" calcext:value-type="float">
            <text:p>620</text:p>
          </table:table-cell>
          <table:table-cell table:formula="of:=-360*[.D12]/((1/[.A12])*10^9)" office:value-type="float" office:value="-22.32" calcext:value-type="float">
            <text:p>-22,32</text:p>
          </table:table-cell>
          <table:table-cell table:formula="of:=[.C12]/[.B12]" office:value-type="float" office:value="3.11475409836066" calcext:value-type="float">
            <text:p>3,11</text:p>
          </table:table-cell>
          <table:table-cell table:formula="of:=20*LOG([.F12])" office:value-type="float" office:value="9.86847531884124" calcext:value-type="float">
            <text:p>9,87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976" calcext:value-type="float">
            <text:p>0,976</text:p>
          </table:table-cell>
          <table:table-cell office:value-type="float" office:value="2.74" calcext:value-type="float">
            <text:p>2,74</text:p>
          </table:table-cell>
          <table:table-cell office:value-type="float" office:value="840" calcext:value-type="float">
            <text:p>840</text:p>
          </table:table-cell>
          <table:table-cell table:formula="of:=-360*[.D13]/((1/[.A13])*10^9)" office:value-type="float" office:value="-37.8" calcext:value-type="float">
            <text:p>-37,80</text:p>
          </table:table-cell>
          <table:table-cell table:formula="of:=[.C13]/[.B13]" office:value-type="float" office:value="2.80737704918033" calcext:value-type="float">
            <text:p>2,81</text:p>
          </table:table-cell>
          <table:table-cell table:formula="of:=20*LOG([.F13])" office:value-type="float" office:value="8.96601490307392" calcext:value-type="float">
            <text:p>8,9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2.36" calcext:value-type="float">
            <text:p>2,36</text:p>
          </table:table-cell>
          <table:table-cell office:value-type="float" office:value="900" calcext:value-type="float">
            <text:p>900</text:p>
          </table:table-cell>
          <table:table-cell table:formula="of:=-360*[.D14]/((1/[.A14])*10^9)" office:value-type="float" office:value="-48.6" calcext:value-type="float">
            <text:p>-48,60</text:p>
          </table:table-cell>
          <table:table-cell table:formula="of:=[.C14]/[.B14]" office:value-type="float" office:value="2.41803278688525" calcext:value-type="float">
            <text:p>2,42</text:p>
          </table:table-cell>
          <table:table-cell table:formula="of:=20*LOG([.F14])" office:value-type="float" office:value="7.6692437060683" calcext:value-type="float">
            <text:p>7,67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976" calcext:value-type="float">
            <text:p>0,976</text:p>
          </table:table-cell>
          <table:table-cell office:value-type="float" office:value="2.06" calcext:value-type="float">
            <text:p>2,06</text:p>
          </table:table-cell>
          <table:table-cell office:value-type="float" office:value="910" calcext:value-type="float">
            <text:p>910</text:p>
          </table:table-cell>
          <table:table-cell table:formula="of:=-360*[.D15]/((1/[.A15])*10^9)" office:value-type="float" office:value="-57.33" calcext:value-type="float">
            <text:p>-57,33</text:p>
          </table:table-cell>
          <table:table-cell table:formula="of:=[.C15]/[.B15]" office:value-type="float" office:value="2.11065573770492" calcext:value-type="float">
            <text:p>2,11</text:p>
          </table:table-cell>
          <table:table-cell table:formula="of:=20*LOG([.F15])" office:value-type="float" office:value="6.48834805404923" calcext:value-type="float">
            <text:p>6,4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1.81" calcext:value-type="float">
            <text:p>1,81</text:p>
          </table:table-cell>
          <table:table-cell office:value-type="float" office:value="900" calcext:value-type="float">
            <text:p>900</text:p>
          </table:table-cell>
          <table:table-cell table:formula="of:=-360*[.D16]/((1/[.A16])*10^9)" office:value-type="float" office:value="-64.8" calcext:value-type="float">
            <text:p>-64,80</text:p>
          </table:table-cell>
          <table:table-cell table:formula="of:=[.C16]/[.B16]" office:value-type="float" office:value="1.85450819672131" calcext:value-type="float">
            <text:p>1,85</text:p>
          </table:table-cell>
          <table:table-cell table:formula="of:=20*LOG([.F16])" office:value-type="float" office:value="5.36457514404985" calcext:value-type="float">
            <text:p>5,36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0.976" calcext:value-type="float">
            <text:p>0,976</text:p>
          </table:table-cell>
          <table:table-cell office:value-type="float" office:value="1.62" calcext:value-type="float">
            <text:p>1,62</text:p>
          </table:table-cell>
          <table:table-cell office:value-type="float" office:value="850" calcext:value-type="float">
            <text:p>850</text:p>
          </table:table-cell>
          <table:table-cell table:formula="of:=-360*[.D17]/((1/[.A17])*10^9)" office:value-type="float" office:value="-68.85" calcext:value-type="float">
            <text:p>-68,85</text:p>
          </table:table-cell>
          <table:table-cell table:formula="of:=[.C17]/[.B17]" office:value-type="float" office:value="1.65983606557377" calcext:value-type="float">
            <text:p>1,66</text:p>
          </table:table-cell>
          <table:table-cell table:formula="of:=20*LOG([.F17])" office:value-type="float" office:value="4.40130393751878" calcext:value-type="float">
            <text:p>4,40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1.46" calcext:value-type="float">
            <text:p>1,46</text:p>
          </table:table-cell>
          <table:table-cell office:value-type="float" office:value="810" calcext:value-type="float">
            <text:p>810</text:p>
          </table:table-cell>
          <table:table-cell table:formula="of:=-360*[.D18]/((1/[.A18])*10^9)" office:value-type="float" office:value="-72.9" calcext:value-type="float">
            <text:p>-72,90</text:p>
          </table:table-cell>
          <table:table-cell table:formula="of:=[.C18]/[.B18]" office:value-type="float" office:value="1.49590163934426" calcext:value-type="float">
            <text:p>1,50</text:p>
          </table:table-cell>
          <table:table-cell table:formula="of:=20*LOG([.F18])" office:value-type="float" office:value="3.49806076235491" calcext:value-type="float">
            <text:p>3,50</text:p>
          </table:table-cell>
        </table:table-row>
      </table:table>
      <table:table table:name="plot" table:style-name="ta1">
        <table:table-column table:style-name="co1" table:default-cell-style-name="Default"/>
        <table:table-row table:style-name="ro1">
          <table:table-cell>
            <draw:frame draw:z-index="0" draw:style-name="gr1" draw:text-style-name="P1" svg:width="7.0827in" svg:height="3.9839in" svg:x="0.0004in" svg:y="0.0004in">
              <draw:object draw:notify-on-update-of-ranges="data.A3:data.A18 data.E2:data.E2 data.E3:data.E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3:46:13.353147998</meta:creation-date>
    <dc:date>2023-03-25T11:59:56.939517080</dc:date>
    <meta:editing-duration>PT20M43S</meta:editing-duration>
    <meta:editing-cycles>2</meta:editing-cycles>
    <meta:generator>LibreOffice/7.4.5.1$Linux_X86_64 LibreOffice_project/40$Build-1</meta:generator>
    <dc:creator>Łukasz Dróżdż</dc:creator>
    <meta:document-statistic meta:table-count="2" meta:cell-count="12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08">
      <number:scientific-number number:decimal-places="5" number:min-decimal-places="5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0" chart:maximum="30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8" style:family="chart" style:data-style-name="N108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91cm" svg:height="10.12cm" xlink:href=".." xlink:type="simple" chart:class="chart:scatter" chart:style-name="ch1">
        <chart:plot-area chart:style-name="ch2" table:cell-range-address="data.A3:data.A18 data.E2:data.E18" chart:data-source-has-labels="row" svg:x="0.359cm" svg:y="0.202cm" svg:width="17.273cm" svg:height="9.716cm">
          <chart:coordinate-region svg:x="1.563cm" svg:y="0.401cm" svg:width="16.069cm" svg:height="9.31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E3:data.E18" chart:label-cell-address="data.E2:data.E2" chart:class="chart:scatter">
            <chart:domain table:cell-range-address="data.A3:data.A18"/>
            <chart:regression-curve chart:style-name="ch7">
              <chart:equation chart:display-equation="true" chart:display-r-square="false" svg:x="1.987cm" svg:y="8.825cm" chart:style-name="ch8"/>
            </chart:regression-curve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a</text:p>
                <draw:g>
                  <svg:desc>data.E2:data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data.A3:data.A18</svg:desc>
                </draw:g>
              </table:table-cell>
              <table:table-cell office:value-type="float" office:value="-0">
                <text:p>-0</text:p>
                <draw:g>
                  <svg:desc>data.E3:data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">
                <text:p>30000</text:p>
              </table:table-cell>
              <table:table-cell office:value-type="float" office:value="-3.456">
                <text:p>-3.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0">
                <text:p>60000</text:p>
              </table:table-cell>
              <table:table-cell office:value-type="float" office:value="-8.64">
                <text:p>-8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-22.32">
                <text:p>-22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000">
                <text:p>125000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00">
                <text:p>150000</text:p>
              </table:table-cell>
              <table:table-cell office:value-type="float" office:value="-48.6">
                <text:p>-48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000">
                <text:p>175000</text:p>
              </table:table-cell>
              <table:table-cell office:value-type="float" office:value="-57.33">
                <text:p>-57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-64.8">
                <text:p>-64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000">
                <text:p>225000</text:p>
              </table:table-cell>
              <table:table-cell office:value-type="float" office:value="-68.85">
                <text:p>-68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00">
                <text:p>250000</text:p>
              </table:table-cell>
              <table:table-cell office:value-type="float" office:value="-72.9">
                <text:p>-72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